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#########Hadoop 3.x installation</text:p>
      <text:p text:style-name="Standard">(https://hadoop.apache.org/docs/stable/hadoop-project-dist/hadoop-common/SingleCluster.html)</text:p>
      <text:p text:style-name="Standard"/>
      <text:p text:style-name="Standard">#Java Installation (Open JDK)</text:p>
      <text:p text:style-name="Standard">sudo apt-get update</text:p>
      <text:p text:style-name="Standard">sudo apt-get install openjdk-11-jdk</text:p>
      <text:p text:style-name="Standard"/>
      <text:p text:style-name="Standard">#Create reference link to Java installation [optional]</text:p>
      <text:p text:style-name="Standard">sudo ln -s /usr/lib/jvm/java-11-openjdk-amd64 /opt/java</text:p>
      <text:p text:style-name="Standard"/>
      <text:p text:style-name="Standard">#Locate java installation directory</text:p>
      <text:p text:style-name="Standard">whereis java</text:p>
      <text:p text:style-name="Standard"/>
      <text:p text:style-name="Standard">#SSH installation</text:p>
      <text:p text:style-name="Standard">sudo apt-get install ssh</text:p>
      <text:p text:style-name="Standard">sudo apt-get install pdsh</text:p>
      <text:p text:style-name="Standard"/>
      <text:p text:style-name="Standard">#Download Hadoop</text:p>
      <text:p text:style-name="Standard">cd ~/Downloads</text:p>
      <text:p text:style-name="Standard">#Hadoop version may need to be changed</text:p>
      <text:p text:style-name="Standard">curl https://downloads.apache.org/hadoop/common/stable/hadoop-3.3.4.tar.gz -o hadoop-3.3.4.tar.gz</text:p>
      <text:p text:style-name="Standard">#Extract Hadoop</text:p>
      <text:p text:style-name="Standard">tar xzvf hadoop-3.3.4.tar.gz</text:p>
      <text:p text:style-name="Standard">#Move Hadoop installation</text:p>
      <text:p text:style-name="Standard">sudo mv hadoop-3.3.4 /opt/hadoop</text:p>
      <text:p text:style-name="Standard"/>
      <text:p text:style-name="Standard"><text:s/></text:p>
      <text:p text:style-name="Standard">#JAVA_HOME configuration</text:p>
      <text:p text:style-name="Standard">cd /opt/hadoop</text:p>
      <text:p text:style-name="Standard">sudo nano etc/hadoop/hadoop-env.sh</text:p>
      <text:p text:style-name="Standard">#set to the root of your Java installation</text:p>
      <text:p text:style-name="Standard">export JAVA_HOME=/opt/java</text:p>
      <text:p text:style-name="Standard"/>
      <text:p text:style-name="Standard">#HADOOP_HOME configuration</text:p>
      <text:p text:style-name="Standard">sudo nano ~/.bashrc</text:p>
      <text:p text:style-name="Standard">#############################</text:p>
      <text:p text:style-name="Standard">export HADOOP_HOME=/opt/hadoop</text:p>
      <text:p text:style-name="Standard">export HADOOP_MAPRED_HOME=$HADOOP_HOME </text:p>
      <text:p text:style-name="Standard">export HADOOP_COMMON_HOME=$HADOOP_HOME </text:p>
      <text:p text:style-name="Standard"/>
      <text:p text:style-name="Standard">export HADOOP_HDFS_HOME=$HADOOP_HOME </text:p>
      <text:p text:style-name="Standard">export YARN_HOME=$HADOOP_HOME </text:p>
      <text:p text:style-name="Standard">export HADOOP_COMMON_LIB_NATIVE_DIR=$HADOOP_HOME/lib/native </text:p>
      <text:p text:style-name="Standard">export HADOOP_OPTS="$HADOOP_OPTS -Djava.library.path=$HADOOP_HOME/lib/native"</text:p>
      <text:p text:style-name="Standard">export HADOOP_INSTALL=$HADOOP_HOME</text:p>
      <text:p text:style-name="Standard">export PATH=$PATH:$HADOOP_HOME/sbin:$HADOOP_HOME/bin </text:p>
      <text:p text:style-name="Standard">##############################################</text:p>
      <text:p text:style-name="Standard">source ~/.bashrc<text:tab/><text:tab/><text:tab/>=&gt; reloads the changes</text:p>
      <text:p text:style-name="Standard"/>
      <text:p text:style-name="Standard">#Standalone mode [Execute below commands w/o making any config changes - OPTIONAL TO TEST STANDALONE MODE]</text:p>
      <text:p text:style-name="Standard"><text:soft-page-break/>cd $HADOOP_HOME</text:p>
      <text:p text:style-name="Standard">sudo mkdir input</text:p>
      <text:p text:style-name="Standard">sudo cp etc/hadoop/*.xml input</text:p>
      <text:p text:style-name="Standard">sudo bin/hadoop jar share/hadoop/mapreduce/hadoop-mapreduce-examples-3.3.4.jar grep input output 'dfs[a-z.]+'</text:p>
      <text:p text:style-name="Standard">cat output/*</text:p>
      <text:p text:style-name="Standard"/>
      <text:p text:style-name="Standard">#####################################################################</text:p>
      <text:p text:style-name="Standard">#Pseudo Distribution mode</text:p>
      <text:p text:style-name="Standard">#####################################################################</text:p>
      <text:p text:style-name="Standard"/>
      <text:p text:style-name="Standard">#Configuration</text:p>
      <text:p text:style-name="Standard">sudo nano etc/hadoop/core-site.xml</text:p>
      <text:p text:style-name="Standard">##################################</text:p>
      <text:p text:style-name="Standard"><text:s text:c="4"/>&lt;property&gt;</text:p>
      <text:p text:style-name="Standard"><text:s text:c="8"/>&lt;name&gt;fs.defaultFS&lt;/name&gt;</text:p>
      <text:p text:style-name="Standard"><text:s text:c="8"/>&lt;value&gt;hdfs://localhost:9000&lt;/value&gt;</text:p>
      <text:p text:style-name="Standard"><text:s text:c="4"/>&lt;/property&gt;</text:p>
      <text:p text:style-name="Standard">###################################</text:p>
      <text:p text:style-name="Standard"/>
      <text:p text:style-name="Standard">sudo nano etc/hadoop/hdfs-site.xml</text:p>
      <text:p text:style-name="Standard">####################################</text:p>
      <text:p text:style-name="Standard"><text:s text:c="4"/>&lt;property&gt;</text:p>
      <text:p text:style-name="Standard"><text:s text:c="8"/>&lt;name&gt;dfs.replication&lt;/name&gt;</text:p>
      <text:p text:style-name="Standard"><text:s text:c="8"/>&lt;value&gt;1&lt;/value&gt;</text:p>
      <text:p text:style-name="Standard"><text:s text:c="4"/>&lt;/property&gt;</text:p>
      <text:p text:style-name="Standard">####################################</text:p>
      <text:p text:style-name="Standard"/>
      <text:p text:style-name="Standard">#Configure password less SSH</text:p>
      <text:p text:style-name="Standard">ssh localhost<text:tab/><text:tab/><text:tab/>=&gt; (will prompt password)</text:p>
      <text:p text:style-name="Standard"/>
      <text:p text:style-name="Standard">ssh-keygen -t rsa -P '' -f ~/.ssh/id_rsa</text:p>
      <text:p text:style-name="Standard">cat ~/.ssh/id_rsa.pub &gt;&gt; ~/.ssh/authorized_keys</text:p>
      <text:p text:style-name="Standard">chmod 0600 ~/.ssh/authorized_keys</text:p>
      <text:p text:style-name="Standard"/>
      <text:p text:style-name="Standard">ssh localhost<text:tab/><text:tab/><text:tab/>=&gt; (login w/o password)</text:p>
      <text:p text:style-name="Standard"/>
      <text:p text:style-name="Standard">#Format Namenode</text:p>
      <text:p text:style-name="Standard">hdfs namenode -format</text:p>
      <text:p text:style-name="Standard"/>
      <text:p text:style-name="Standard">#Modify pdsh's default rcmd to ssh</text:p>
      <text:p text:style-name="Standard">sudo nano ~/.bashrc</text:p>
      <text:p text:style-name="Standard">export PDSH_RCMD_TYPE=ssh</text:p>
      <text:p text:style-name="Standard">source ~/.bashrc</text:p>
      <text:p text:style-name="Standard"/>
      <text:p text:style-name="Standard">#Start Namenode</text:p>
      <text:p text:style-name="Standard">#sbin/start-dfs.sh</text:p>
      <text:p text:style-name="Standard">start-dfs.sh<text:tab/><text:tab/>=&gt; (Web URL: http://localhost:9870/)</text:p>
      <text:p text:style-name="Standard"/>
      <text:p text:style-name="Standard">#pdsh - rcmd socket permission denied error fix</text:p>
      <text:p text:style-name="Standard">(https://stackoverflow.com/questions/42756555/permission-denied-error-while-running-start-dfs-sh)</text:p>
      <text:p text:style-name="Standard"/>
      <text:p text:style-name="Standard"><text:soft-page-break/>#Create HDFS directories</text:p>
      <text:p text:style-name="Standard">hdfs dfs -mkdir /user</text:p>
      <text:p text:style-name="Standard">hdfs dfs -mkdir /user/training</text:p>
      <text:p text:style-name="Standard"/>
      <text:p text:style-name="Standard">hdfs dfs -mkdir /tmp</text:p>
      <text:p text:style-name="Standard"/>
      <text:p text:style-name="Standard">#Permission change to /user directory</text:p>
      <text:p text:style-name="Standard">hdfs dfs -chmod -R 777 /user</text:p>
      <text:p text:style-name="Standard"/>
      <text:p text:style-name="Standard">#Permission change to /tmp directory</text:p>
      <text:p text:style-name="Standard">hdfs dfs -chmod -R 1777 /tmp</text:p>
      <text:p text:style-name="Standard"/>
      <text:p text:style-name="Standard">#Permission change to local /tmp directory</text:p>
      <text:p text:style-name="Standard">sudo chmod -R 777 /tmp</text:p>
      <text:p text:style-name="Standard"/>
      <text:p text:style-name="Standard">#List HDFS directories</text:p>
      <text:p text:style-name="Standard">hdfs dfs -ls /user/training</text:p>
      <text:p text:style-name="Standard"/>
      <text:p text:style-name="Standard">#MapReduce Example</text:p>
      <text:p text:style-name="Standard">cd $HADOOP_HOME</text:p>
      <text:p text:style-name="Standard">hdfs dfs -mkdir /user/training/input</text:p>
      <text:p text:style-name="Standard">hdfs dfs -put etc/hadoop/*.xml /user/training/input</text:p>
      <text:p text:style-name="Standard"/>
      <text:p text:style-name="Standard">hdfs dfs -rm -r /user/training/output</text:p>
      <text:p text:style-name="Standard"/>
      <text:p text:style-name="Standard">hadoop jar share/hadoop/mapreduce/hadoop-mapreduce-examples-3.3.4.jar grep /user/training/input /user/training/output 'dfs[a-z.]+'</text:p>
      <text:p text:style-name="Standard">hadoop jar share/hadoop/mapreduce/hadoop-mapreduce-examples-3.3.4.jar wordcount /user/training/input /user/training/output</text:p>
      <text:p text:style-name="Standard"/>
      <text:p text:style-name="Standard">hdfs dfs -get /user/training/output output</text:p>
      <text:p text:style-name="Standard">cat output/*</text:p>
      <text:p text:style-name="Standard"/>
      <text:p text:style-name="Standard">#Stop Namenode</text:p>
      <text:p text:style-name="Standard">stop-dfs.sh</text:p>
      <text:p text:style-name="Standard"/>
      <text:p text:style-name="Standard">#########################################################################</text:p>
      <text:p text:style-name="Standard">#YARN on a Single Node</text:p>
      <text:p text:style-name="Standard">##########################################################################</text:p>
      <text:p text:style-name="Standard">sudo nano etc/hadoop/mapred-site.xml</text:p>
      <text:p text:style-name="Standard"/>
      <text:p text:style-name="Standard">##########################</text:p>
      <text:p text:style-name="Standard"><text:s text:c="4"/>&lt;property&gt;</text:p>
      <text:p text:style-name="Standard"><text:s text:c="8"/>&lt;name&gt;mapreduce.framework.name&lt;/name&gt;</text:p>
      <text:p text:style-name="Standard"><text:s text:c="8"/>&lt;value&gt;yarn&lt;/value&gt;</text:p>
      <text:p text:style-name="Standard"><text:s text:c="4"/>&lt;/property&gt;</text:p>
      <text:p text:style-name="Standard">##########################</text:p>
      <text:p text:style-name="Standard"/>
      <text:p text:style-name="Standard">sudo nano etc/hadoop/yarn-site.xml</text:p>
      <text:p text:style-name="Standard"/>
      <text:p text:style-name="Standard">###########################</text:p>
      <text:p text:style-name="Standard"><text:s text:c="4"/>&lt;property&gt;</text:p>
      <text:p text:style-name="Standard"><text:soft-page-break/><text:s text:c="8"/>&lt;name&gt;yarn.nodemanager.aux-services&lt;/name&gt;</text:p>
      <text:p text:style-name="Standard"><text:s text:c="8"/>&lt;value&gt;mapreduce_shuffle&lt;/value&gt;</text:p>
      <text:p text:style-name="Standard"><text:s text:c="4"/>&lt;/property&gt;</text:p>
      <text:p text:style-name="Standard"><text:tab/></text:p>
      <text:p text:style-name="Standard"><text:s text:c="4"/>&lt;property&gt;</text:p>
      <text:p text:style-name="Standard"><text:s text:c="8"/>&lt;name&gt;yarn.nodemanager.env-whitelist&lt;/name&gt;</text:p>
      <text:p text:style-name="Standard"><text:s text:c="8"/>&lt;value&gt;JAVA_HOME,HADOOP_COMMON_HOME,HADOOP_HDFS_HOME,HADOOP_CONF_DIR,CLASSPATH_PREPEND_DISTCACHE,HADOOP_YARN_HOME,HADOOP_MAPRED_HOME&lt;/value&gt;</text:p>
      <text:p text:style-name="Standard"><text:s text:c="4"/>&lt;/property&gt;</text:p>
      <text:p text:style-name="Standard"><text:tab/></text:p>
      <text:p text:style-name="Standard"><text:tab/>&lt;property&gt;</text:p>
      <text:p text:style-name="Standard"><text:tab/> <text:s text:c="3"/>&lt;name&gt;yarn.nodemanager.vmem-check-enabled&lt;/name&gt;</text:p>
      <text:p text:style-name="Standard"><text:s text:c="8"/>&lt;value&gt;false&lt;/value&gt;</text:p>
      <text:p text:style-name="Standard"><text:s text:c="8"/>&lt;description&gt;Whether virtual memory limits will be enforced for containers&lt;/description&gt;</text:p>
      <text:p text:style-name="Standard"><text:s text:c="4"/>&lt;/property&gt;<text:tab/></text:p>
      <text:p text:style-name="Standard">############################</text:p>
      <text:p text:style-name="Standard"/>
      <text:p text:style-name="Standard">#Start Namenode</text:p>
      <text:p text:style-name="Standard">start-dfs.sh<text:tab/><text:tab/>=&gt; (Web URL: http://localhost:9870/)</text:p>
      <text:p text:style-name="Standard"/>
      <text:p text:style-name="Standard">#Start ResourceManager and NodeManager</text:p>
      <text:p text:style-name="Standard">start-yarn.sh<text:tab/><text:tab/><text:tab/>=&gt; (Web URL: http://localhost:8088/)</text:p>
      <text:p text:style-name="Standard"/>
      <text:p text:style-name="Standard">#Run MR Job</text:p>
      <text:p text:style-name="Standard">hadoop jar share/hadoop/mapreduce/hadoop-mapreduce-examples-3.3.4.jar grep /user/training/input /user/training/output 'dfs[a-z.]+'</text:p>
      <text:p text:style-name="Standard">hdfs dfs -cat /user/training/output/part*</text:p>
      <text:p text:style-name="Standard"/>
      <text:p text:style-name="Standard">#Run MR Job (WordCount)</text:p>
      <text:p text:style-name="Standard">hdfs dfs -put input/*.txt /user/training/input</text:p>
      <text:p text:style-name="Standard">hdfs dfs -rm -r /user/training/output</text:p>
      <text:p text:style-name="Standard">hadoop jar share/hadoop/mapreduce/hadoop-mapreduce-examples-3.3.4.jar wordcount /user/training/input /user/training/output</text:p>
      <text:p text:style-name="Standard">hdfs dfs -cat /user/training/output/part*</text:p>
      <text:p text:style-name="Standard"/>
      <text:p text:style-name="Standard">#Stop YARN (ResourceManager and NodeManager)</text:p>
      <text:p text:style-name="Standard">sbin/stop-yarn.sh</text:p>
      <text:p text:style-name="Standard"/>
      <text:p text:style-name="Standard">#Stop Namenode</text:p>
      <text:p text:style-name="Standard">sbin/stop-dfs.s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2:24:51.425618997</meta:creation-date>
    <dc:date>2023-02-14T12:45:57.070331662</dc:date>
    <meta:editing-duration>PT10M45S</meta:editing-duration>
    <meta:editing-cycles>1</meta:editing-cycles>
    <meta:document-statistic meta:table-count="0" meta:image-count="0" meta:object-count="0" meta:page-count="4" meta:paragraph-count="148" meta:word-count="444" meta:character-count="5374" meta:non-whitespace-character-count="4909"/>
    <meta:generator>LibreOffice/7.3.7.2$Linux_X86_64 LibreOffice_project/30$Build-2</meta:generator>
  </office:meta>
</office:document-meta>
</file>